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6.16mm" svg:y="1mm">
            <loext:p draw:notify-on-update-of-ranges="Sheet1.A1:Sheet1.A1 Sheet1.A2:Sheet1.A13 Sheet1.B1:Sheet1.B1 Sheet1.B2:Sheet1.B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.08" calcext:value-type="float">
            <text:p>33.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.48" calcext:value-type="float">
            <text:p>31.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.77" calcext:value-type="float">
            <text:p>36.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.31" calcext:value-type="float">
            <text:p>37.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.35" calcext:value-type="float">
            <text:p>29.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.27" calcext:value-type="float">
            <text:p>30.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3.96" calcext:value-type="float">
            <text:p>33.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6.9" calcext:value-type="float">
            <text:p>36.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1.1" calcext:value-type="float">
            <text:p>51.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5.8" calcext:value-type="float">
            <text:p>95.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37.63" calcext:value-type="float">
            <text:p>237.6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781.32" calcext:value-type="float">
            <text:p>781.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Clear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Clear Sans" style:font-family-complex="'Clear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m Floyd</meta:initial-creator>
    <meta:creation-date>2017-03-16T13:05:12.535816871</meta:creation-date>
    <dc:date>2017-03-16T13:23:35.975186526</dc:date>
    <dc:creator>William Floyd</dc:creator>
    <meta:editing-duration>PT8M12S</meta:editing-duration>
    <meta:editing-cycles>2</meta:editing-cycles>
    <meta:generator>LibreOffice/5.3.0.3$Linux_X86_64 LibreOffice_project/30m0$Build-3</meta:generator>
    <meta:document-statistic meta:table-count="1" meta:cell-count="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1:Sheet1.B13" chart:data-source-has-labels="row" svg:x="1.305cm" svg:y="0.18cm" svg:width="14.375cm" svg:height="7.685cm">
          <chartooo:coordinate-region svg:x="2.35cm" svg:y="0.374cm" svg:width="12.832cm" svg:height="6.857cm"/>
          <chart:axis chart:dimension="x" chart:name="primary-x" chart:style-name="ch3">
            <chart:title svg:x="7.383cm" svg:y="8.045cm" chart:style-name="ch4">
              <text:p>Resolution (px)</text:p>
            </chart:title>
          </chart:axis>
          <chart:axis chart:dimension="y" chart:name="primary-y" chart:style-name="ch3">
            <chart:title svg:x="0.451cm" svg:y="4.655cm" chart:style-name="ch5">
              <text:p>Time (s)</text:p>
            </chart:title>
            <chart:grid chart:style-name="ch6" chart:class="major"/>
          </chart:axis>
          <chart:series chart:style-name="ch7" chart:values-cell-range-address="Sheet1.B2:Sheet1.B13" chart:label-cell-address="Sheet1.B1:Sheet1.B1" chart:class="chart:scatter">
            <chart:domain table:cell-range-address="Sheet1.A2:Sheet1.A13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3</svg:desc>
                </draw:g>
              </table:table-cell>
              <table:table-cell office:value-type="float" office:value="33.08">
                <text:p>33.08</text:p>
                <draw:g>
                  <svg:desc>Sheet1.B2:Sheet1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6.77">
                <text:p>36.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7.31">
                <text:p>37.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9.35">
                <text:p>29.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30.27">
                <text:p>30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33.96">
                <text:p>33.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237.63">
                <text:p>237.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781.32">
                <text:p>781.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